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374in"/>
    </style:style>
    <style:style style:name="co2" style:family="table-column">
      <style:table-column-properties fo:break-before="auto" style:column-width="2.139in"/>
    </style:style>
    <style:style style:name="co3" style:family="table-column">
      <style:table-column-properties fo:break-before="auto" style:column-width="1.4339in"/>
    </style:style>
    <style:style style:name="co4" style:family="table-column">
      <style:table-column-properties fo:break-before="auto" style:column-width="1.0465in"/>
    </style:style>
    <style:style style:name="co5" style:family="table-column">
      <style:table-column-properties fo:break-before="auto" style:column-width="0.6827in"/>
    </style:style>
    <style:style style:name="co6" style:family="table-column">
      <style:table-column-properties fo:break-before="auto" style:column-width="1.4807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63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office:value-type="string">
            <text:p>tokenRangeFile:</text:p>
          </table:table-cell>
          <table:table-cell office:value-type="string">
            <text:p>../data/kyoto/11767.tag.trp.first-element-token-scope</text:p>
          </table:table-cell>
          <table:table-cell table:number-columns-repeated="8"/>
        </table:table-row>
        <table:table-row table:style-name="ro1">
          <table:table-cell office:value-type="string">
            <text:p>tokenRange:</text:p>
          </table:table-cell>
          <table:table-cell office:value-type="float" office:value="407">
            <text:p>407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Parsing fileName:</text:p>
          </table:table-cell>
          <table:table-cell office:value-type="string">
            <text:p>11767.kaf.kybot.xml.60.trp</text:p>
          </table:table-cell>
          <table:table-cell table:number-columns-repeated="8"/>
        </table:table-row>
        <table:table-row table:style-name="ro1">
          <table:table-cell office:value-type="string">
            <text:p>TripleCount:</text:p>
          </table:table-cell>
          <table:table-cell office:value-type="float" office:value="115">
            <text:p>115</text:p>
          </table:table-cell>
          <table:table-cell table:number-columns-repeated="8"/>
        </table:table-row>
        <table:table-row table:style-name="ro1">
          <table:table-cell office:value-type="string">
            <text:p>outOfRangeCount: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inRangeCount:</text:p>
          </table:table-cell>
          <table:table-cell office:value-type="float" office:value="115">
            <text:p>115</text:p>
          </table:table-cell>
          <table:table-cell table:number-columns-repeated="8"/>
        </table:table-row>
        <table:table-row table:style-name="ro1">
          <table:table-cell office:value-type="string">
            <text:p>Nr of Triple ids:</text:p>
          </table:table-cell>
          <table:table-cell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Nr of relations:</text:p>
          </table:table-cell>
          <table:table-cell office:value-type="float" office:value="11">
            <text:p>11</text:p>
          </table:table-cell>
          <table:table-cell table:number-columns-repeated="8"/>
        </table:table-row>
        <table:table-row table:style-name="ro1">
          <table:table-cell office:value-type="string">
            <text:p>Total nr of second elements:</text:p>
          </table:table-cell>
          <table:table-cell office:value-type="float" office:value="115">
            <text:p>11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elations:</text:p>
          </table:table-cell>
          <table:table-cell table:number-columns-repeated="9"/>
        </table:table-row>
        <table:table-row table:style-name="ro1">
          <table:table-cell office:value-type="string">
            <text:p>patient</text:p>
          </table:table-cell>
          <table:table-cell office:value-type="float" office:value="42">
            <text:p>42</text:p>
          </table:table-cell>
          <table:table-cell table:style-name="ce1" office:value-type="percentage" office:value="0.36">
            <text:p>36.00%</text:p>
          </table:table-cell>
          <table:table-cell table:number-columns-repeated="7"/>
        </table:table-row>
        <table:table-row table:style-name="ro1">
          <table:table-cell office:value-type="string">
            <text:p>result-of</text:p>
          </table:table-cell>
          <table:table-cell office:value-type="float" office:value="1">
            <text:p>1</text:p>
          </table:table-cell>
          <table:table-cell table:style-name="ce1" office:value-type="percentage" office:value="0">
            <text:p>0.00%</text:p>
          </table:table-cell>
          <table:table-cell table:number-columns-repeated="7"/>
        </table:table-row>
        <table:table-row table:style-name="ro1">
          <table:table-cell office:value-type="string">
            <text:p>use-of</text:p>
          </table:table-cell>
          <table:table-cell office:value-type="float" office:value="1">
            <text:p>1</text:p>
          </table:table-cell>
          <table:table-cell table:style-name="ce1" office:value-type="percentage" office:value="0">
            <text:p>0.00%</text:p>
          </table:table-cell>
          <table:table-cell table:number-columns-repeated="7"/>
        </table:table-row>
        <table:table-row table:style-name="ro1">
          <table:table-cell office:value-type="string">
            <text:p>participant</text:p>
          </table:table-cell>
          <table:table-cell office:value-type="float" office:value="5">
            <text:p>5</text:p>
          </table:table-cell>
          <table:table-cell table:style-name="ce1" office:value-type="percentage" office:value="0.04">
            <text:p>4.00%</text:p>
          </table:table-cell>
          <table:table-cell table:number-columns-repeated="7"/>
        </table:table-row>
        <table:table-row table:style-name="ro1">
          <table:table-cell office:value-type="string">
            <text:p>has-state</text:p>
          </table:table-cell>
          <table:table-cell office:value-type="float" office:value="7">
            <text:p>7</text:p>
          </table:table-cell>
          <table:table-cell table:style-name="ce1" office:value-type="percentage" office:value="0.06">
            <text:p>6.00%</text:p>
          </table:table-cell>
          <table:table-cell table:number-columns-repeated="7"/>
        </table:table-row>
        <table:table-row table:style-name="ro1">
          <table:table-cell office:value-type="string">
            <text:p>generic-location</text:p>
          </table:table-cell>
          <table:table-cell office:value-type="float" office:value="14">
            <text:p>14</text:p>
          </table:table-cell>
          <table:table-cell table:style-name="ce1" office:value-type="percentage" office:value="0.12">
            <text:p>12.00%</text:p>
          </table:table-cell>
          <table:table-cell table:number-columns-repeated="7"/>
        </table:table-row>
        <table:table-row table:style-name="ro1">
          <table:table-cell office:value-type="string">
            <text:p>source-of</text:p>
          </table:table-cell>
          <table:table-cell office:value-type="float" office:value="1">
            <text:p>1</text:p>
          </table:table-cell>
          <table:table-cell table:style-name="ce1" office:value-type="percentage" office:value="0">
            <text:p>0.00%</text:p>
          </table:table-cell>
          <table:table-cell table:number-columns-repeated="7"/>
        </table:table-row>
        <table:table-row table:style-name="ro1">
          <table:table-cell office:value-type="string">
            <text:p>done-by</text:p>
          </table:table-cell>
          <table:table-cell office:value-type="float" office:value="10">
            <text:p>10</text:p>
          </table:table-cell>
          <table:table-cell table:style-name="ce1" office:value-type="percentage" office:value="0.08">
            <text:p>8.00%</text:p>
          </table:table-cell>
          <table:table-cell table:number-columns-repeated="7"/>
        </table:table-row>
        <table:table-row table:style-name="ro1">
          <table:table-cell office:value-type="string">
            <text:p>part-of</text:p>
          </table:table-cell>
          <table:table-cell office:value-type="float" office:value="3">
            <text:p>3</text:p>
          </table:table-cell>
          <table:table-cell table:style-name="ce1" office:value-type="percentage" office:value="0.02">
            <text:p>2.00%</text:p>
          </table:table-cell>
          <table:table-cell table:number-columns-repeated="7"/>
        </table:table-row>
        <table:table-row table:style-name="ro1">
          <table:table-cell office:value-type="string">
            <text:p>simple-cause-of</text:p>
          </table:table-cell>
          <table:table-cell office:value-type="float" office:value="27">
            <text:p>27</text:p>
          </table:table-cell>
          <table:table-cell table:style-name="ce1" office:value-type="percentage" office:value="0.23">
            <text:p>23.00%</text:p>
          </table:table-cell>
          <table:table-cell table:number-columns-repeated="7"/>
        </table:table-row>
        <table:table-row table:style-name="ro1">
          <table:table-cell office:value-type="string">
            <text:p>purpose-of</text:p>
          </table:table-cell>
          <table:table-cell office:value-type="float" office:value="4">
            <text:p>4</text:p>
          </table:table-cell>
          <table:table-cell table:style-name="ce1" office:value-type="percentage" office:value="0.03">
            <text:p>3.00%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Parsing fileName:</text:p>
          </table:table-cell>
          <table:table-cell office:value-type="string">
            <text:p>11767.tag.trp</text:p>
          </table:table-cell>
          <table:table-cell table:number-columns-repeated="8"/>
        </table:table-row>
        <table:table-row table:style-name="ro1">
          <table:table-cell office:value-type="string">
            <text:p>TripleCount:</text:p>
          </table:table-cell>
          <table:table-cell office:value-type="float" office:value="470">
            <text:p>470</text:p>
          </table:table-cell>
          <table:table-cell table:number-columns-repeated="8"/>
        </table:table-row>
        <table:table-row table:style-name="ro1">
          <table:table-cell office:value-type="string">
            <text:p>outOfRangeCount: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inRangeCount:</text:p>
          </table:table-cell>
          <table:table-cell office:value-type="float" office:value="470">
            <text:p>470</text:p>
          </table:table-cell>
          <table:table-cell table:number-columns-repeated="8"/>
        </table:table-row>
        <table:table-row table:style-name="ro1">
          <table:table-cell office:value-type="string">
            <text:p>Nr of Triple ids:</text:p>
          </table:table-cell>
          <table:table-cell office:value-type="float" office:value="271">
            <text:p>271</text:p>
          </table:table-cell>
          <table:table-cell table:number-columns-repeated="8"/>
        </table:table-row>
        <table:table-row table:style-name="ro1">
          <table:table-cell office:value-type="string">
            <text:p>Nr of relations: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1">
          <table:table-cell office:value-type="string">
            <text:p>Total nr of second elements:</text:p>
          </table:table-cell>
          <table:table-cell office:value-type="float" office:value="470">
            <text:p>47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elations:</text:p>
          </table:table-cell>
          <table:table-cell table:number-columns-repeated="9"/>
        </table:table-row>
        <table:table-row table:style-name="ro1">
          <table:table-cell office:value-type="string">
            <text:p>destination-of</text:p>
          </table:table-cell>
          <table:table-cell office:value-type="float" office:value="36">
            <text:p>36</text:p>
          </table:table-cell>
          <table:table-cell table:style-name="ce1" office:value-type="percentage" office:value="0.07">
            <text:p>7.00%</text:p>
          </table:table-cell>
          <table:table-cell table:number-columns-repeated="7"/>
        </table:table-row>
        <table:table-row table:style-name="ro1">
          <table:table-cell office:value-type="string">
            <text:p>use-of</text:p>
          </table:table-cell>
          <table:table-cell office:value-type="float" office:value="5">
            <text:p>5</text:p>
          </table:table-cell>
          <table:table-cell table:style-name="ce1" office:value-type="percentage" office:value="0.01">
            <text:p>1.00%</text:p>
          </table:table-cell>
          <table:table-cell table:number-columns-repeated="7"/>
        </table:table-row>
        <table:table-row table:style-name="ro1">
          <table:table-cell office:value-type="string">
            <text:p>generic-location</text:p>
          </table:table-cell>
          <table:table-cell office:value-type="float" office:value="14">
            <text:p>14</text:p>
          </table:table-cell>
          <table:table-cell table:style-name="ce1" office:value-type="percentage" office:value="0.02">
            <text:p>2.00%</text:p>
          </table:table-cell>
          <table:table-cell table:number-columns-repeated="7"/>
        </table:table-row>
        <table:table-row table:style-name="ro1">
          <table:table-cell office:value-type="string">
            <text:p>source-of</text:p>
          </table:table-cell>
          <table:table-cell office:value-type="float" office:value="13">
            <text:p>13</text:p>
          </table:table-cell>
          <table:table-cell table:style-name="ce1" office:value-type="percentage" office:value="0.02">
            <text:p>2.00%</text:p>
          </table:table-cell>
          <table:table-cell table:number-columns-repeated="7"/>
        </table:table-row>
        <table:table-row table:style-name="ro1">
          <table:table-cell office:value-type="string">
            <text:p>instrument</text:p>
          </table:table-cell>
          <table:table-cell office:value-type="float" office:value="2">
            <text:p>2</text:p>
          </table:table-cell>
          <table:table-cell table:style-name="ce1" office:value-type="percentage" office:value="0">
            <text:p>0.00%</text:p>
          </table:table-cell>
          <table:table-cell table:number-columns-repeated="7"/>
        </table:table-row>
        <table:table-row table:style-name="ro1">
          <table:table-cell office:value-type="string">
            <text:p>elementSecond</text:p>
          </table:table-cell>
          <table:table-cell office:value-type="float" office:value="2">
            <text:p>2</text:p>
          </table:table-cell>
          <table:table-cell table:style-name="ce1" office:value-type="percentage" office:value="0">
            <text:p>0.00%</text:p>
          </table:table-cell>
          <table:table-cell table:number-columns-repeated="7"/>
        </table:table-row>
        <table:table-row table:style-name="ro1">
          <table:table-cell office:value-type="string">
            <text:p>product-of</text:p>
          </table:table-cell>
          <table:table-cell office:value-type="float" office:value="3">
            <text:p>3</text:p>
          </table:table-cell>
          <table:table-cell table:style-name="ce1" office:value-type="percentage" office:value="0">
            <text:p>0.00%</text:p>
          </table:table-cell>
          <table:table-cell table:number-columns-repeated="7"/>
        </table:table-row>
        <table:table-row table:style-name="ro1">
          <table:table-cell office:value-type="string">
            <text:p>part-of</text:p>
          </table:table-cell>
          <table:table-cell office:value-type="float" office:value="1">
            <text:p>1</text:p>
          </table:table-cell>
          <table:table-cell table:style-name="ce1" office:value-type="percentage" office:value="0">
            <text:p>0.00%</text:p>
          </table:table-cell>
          <table:table-cell table:number-columns-repeated="7"/>
        </table:table-row>
        <table:table-row table:style-name="ro1">
          <table:table-cell office:value-type="string">
            <text:p>purpose-of</text:p>
          </table:table-cell>
          <table:table-cell office:value-type="float" office:value="9">
            <text:p>9</text:p>
          </table:table-cell>
          <table:table-cell table:style-name="ce1" office:value-type="percentage" office:value="0.01">
            <text:p>1.00%</text:p>
          </table:table-cell>
          <table:table-cell table:number-columns-repeated="7"/>
        </table:table-row>
        <table:table-row table:style-name="ro1">
          <table:table-cell office:value-type="string">
            <text:p>patient</text:p>
          </table:table-cell>
          <table:table-cell office:value-type="float" office:value="165">
            <text:p>165</text:p>
          </table:table-cell>
          <table:table-cell table:style-name="ce1" office:value-type="percentage" office:value="0.35">
            <text:p>35.00%</text:p>
          </table:table-cell>
          <table:table-cell table:number-columns-repeated="7"/>
        </table:table-row>
        <table:table-row table:style-name="ro1">
          <table:table-cell office:value-type="string">
            <text:p>path-of</text:p>
          </table:table-cell>
          <table:table-cell office:value-type="float" office:value="1">
            <text:p>1</text:p>
          </table:table-cell>
          <table:table-cell table:style-name="ce1" office:value-type="percentage" office:value="0">
            <text:p>0.00%</text:p>
          </table:table-cell>
          <table:table-cell table:number-columns-repeated="7"/>
        </table:table-row>
        <table:table-row table:style-name="ro1">
          <table:table-cell office:value-type="string">
            <text:p>result-of</text:p>
          </table:table-cell>
          <table:table-cell office:value-type="float" office:value="14">
            <text:p>14</text:p>
          </table:table-cell>
          <table:table-cell table:style-name="ce1" office:value-type="percentage" office:value="0.02">
            <text:p>2.00%</text:p>
          </table:table-cell>
          <table:table-cell table:number-columns-repeated="7"/>
        </table:table-row>
        <table:table-row table:style-name="ro1">
          <table:table-cell office:value-type="string">
            <text:p>has-state</text:p>
          </table:table-cell>
          <table:table-cell office:value-type="float" office:value="47">
            <text:p>47</text:p>
          </table:table-cell>
          <table:table-cell table:style-name="ce1" office:value-type="percentage" office:value="0.1">
            <text:p>10.00%</text:p>
          </table:table-cell>
          <table:table-cell table:number-columns-repeated="7"/>
        </table:table-row>
        <table:table-row table:style-name="ro1">
          <table:table-cell office:value-type="string">
            <text:p>state-of</text:p>
          </table:table-cell>
          <table:table-cell office:value-type="float" office:value="22">
            <text:p>22</text:p>
          </table:table-cell>
          <table:table-cell table:style-name="ce1" office:value-type="percentage" office:value="0.04">
            <text:p>4.00%</text:p>
          </table:table-cell>
          <table:table-cell table:number-columns-repeated="7"/>
        </table:table-row>
        <table:table-row table:style-name="ro1">
          <table:table-cell office:value-type="string">
            <text:p>done-by</text:p>
          </table:table-cell>
          <table:table-cell office:value-type="float" office:value="83">
            <text:p>83</text:p>
          </table:table-cell>
          <table:table-cell table:style-name="ce1" office:value-type="percentage" office:value="0.17">
            <text:p>17.00%</text:p>
          </table:table-cell>
          <table:table-cell table:number-columns-repeated="7"/>
        </table:table-row>
        <table:table-row table:style-name="ro1">
          <table:table-cell office:value-type="string">
            <text:p>simple-cause-of</text:p>
          </table:table-cell>
          <table:table-cell office:value-type="float" office:value="53">
            <text:p>53</text:p>
          </table:table-cell>
          <table:table-cell table:style-name="ce1" office:value-type="percentage" office:value="0.11">
            <text:p>11.00%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esults per profile</text:p>
          </table:table-cell>
          <table:table-cell table:number-columns-repeated="9"/>
        </table:table-row>
        <table:table-row table:style-name="ro1">
          <table:table-cell office:value-type="string">
            <text:p>Profile</text:p>
          </table:table-cell>
          <table:table-cell office:value-type="string">
            <text:p>Total System</text:p>
          </table:table-cell>
          <table:table-cell office:value-type="string">
            <text:p>ExactIdExactRelation</text:p>
          </table:table-cell>
          <table:table-cell office:value-type="string">
            <text:p>Precision</text:p>
          </table:table-cell>
          <table:table-cell office:value-type="string">
            <text:p>ExactId</text:p>
          </table:table-cell>
          <table:table-cell office:value-type="string">
            <text:p>Precision</text:p>
          </table:table-cell>
          <table:table-cell office:value-type="string">
            <text:p>PartialIdExactRelation</text:p>
          </table:table-cell>
          <table:table-cell office:value-type="string">
            <text:p>Precision</text:p>
          </table:table-cell>
          <table:table-cell office:value-type="string">
            <text:p>PartialId</text:p>
          </table:table-cell>
          <table:table-cell office:value-type="string">
            <text:p>Precision</text:p>
          </table:table-cell>
        </table:table-row>
        <table:table-row table:style-name="ro1">
          <table:table-cell office:value-type="string">
            <text:p>generic_kybot_Vaccomplishment_inOR_Nphysical-object-OR-matter,generic_kybot_change_inOR_Nphysical-object-OR-matter-AND-geographical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generic_kybot_change_inOR_Nphysical-object-OR-matter-AND-geographical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generic_kybot_Naccomplishment_of_Norganism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generic_kybot_Naccomplishment_comp_Vaccomplishment_rel_clause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generic_kybot_Naccomplishment_of_Naccomplishmen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generic_kybot_Nmatter_Vaccomplishment_main_clause-done-by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generic_kybot_Nphysical-object-OR-matter_Vstative_main_clause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generic_kybot_Vaccomplishment-Nphysical-object-OR-matter,generic_kybot_Vaccomplishment-DET-Nphysical-object-OR-matter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generic_kybot_Naccomplishment_Nphysical-plurality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generic_kybot_Nbiological-object_Naccomplishment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generic_kybot_Naccomplishment_Norganism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generic_kybot_Nphysical-object-OR-matter_comp_Vaccomplishment_rel_clause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generic_kybot_Vaccomplishment-DET-Naccomplishment,generic_kybot_Vaccomplishment-Naccomplishment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generic_kybot_Vaccomplishment-Naccomplishment,generic_kybot_Vaccomplishment-A-Naccomplishment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generic_kybot-accomplishment-allow-accomplishment,generic_kybot-accomplishment-toORin_order_to-allow-accomplishment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generic_kybot_Vaccomplishment-Nphysical-object-OR-matte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generic_kybot_Nphysical-object-OR-matter_for_Nphysical-object-OR-matter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generic_kybot_Nnon-agentive-physical-object_Vaccomplishment_main_clause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generic_kybot-accomplishment-contribute-to-accomplishment</text:p>
          </table:table-cell>
          <table:table-cell office:value-type="float" office:value="6">
            <text:p>6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generic_kybot_Vaccomplishment-Nphysical-object-OR-matter,generic_kybot_Vaccomplishment-Naccomplishment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generic_kybot_Norganism-OR-matter_Vaccomplishment_patient_main_clause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generic_kybot_Naccomplishment_in_Naccomplishment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generic_kybot_Vaccomplishment-Nphysical-object-OR-matter,generic_kybot_Vaccomplishment-DET-Nphysical-object-OR-matter,generic_kybot_decreaseORincreaseOR-in-Nphysical-object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generic_kybot_Nphysical-object-OR-matter_be_Vaccomplishment_main_clause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generic_kybot_Vaccomplishment-Nphysical-object-OR-matter,generic_kybot_Vaccomplishment-N-Nphysical-object-OR-matter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generic_kybot_Nphysical-object-OR-matter_adverb_Vstative_main_clause,generic_kybot_Nphysical-object-OR-matter_Vstative_main_clause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generic_kybot_Nphysical-object-OR-matter_comp_Vstative_rel_clause,generic_kybot_Nphysical-object-OR-matter_comp_Vstative_Nphysical-object-OR-matter_rel_clause,generic_kybot_Nphysical-object-OR-matter_Vstative_main_clause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generic_kybot_Nabstract-region-OR-matter_Vchange_main_clause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generic_kybot_Nphysical-object-OR-matter_comp_Vaccomplishment_Nphysical-object-OR-matter_rel_clause,generic_kybot_Nphysical-object-OR-matter_comp_Vaccomplishment_rel_clause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generic_kybot_Naccomplishment_comp_be_Vaccomplishment_rel_clause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generic_kybot_Nphysical-object-OR-matter_inOR_Nphysical-object-OR-matter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generic_kybot_Nphysical-object-OR-matter_adverb_Vaccomplishment_Nphysical-object-OR-matter_main_clause,generic_kybot_Nphysical-object-OR-matter_adverb_Vaccomplishment_main_claus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generic_kybot_Vaccomplishment-Naccomplishment,generic_kybot_Vaccomplishment-N-Naccomplishment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generic_kybot_Nphysical-object-OR-matter_inOR_Nphysical-object-OR-matter,generic_kybot_Naccomplishment_in_Nlocation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generic_kybot_Vaccomplishment_inOR_Nphysical-object-OR-matter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generic_kybot_Naccomplishment_Nobject_physical,generic_kybot_Naccomplishment_Nphysical-plurality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generic_kybot_motion_fromORoff_Nphysical-object-OR-matter-AND-geographical,generic_kybot_Vaccomplishment_fromOROff_Nphysical-object-OR-matter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generic_kybot_Naccomplishment_Nnon-agentive-physical-object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generic_kybot_motion_in_Nphysical_object-OR-matter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generic_kybot_Vaccomplishment-Naccomplishment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generic_kybot_Nphysical-object-OR-matter_comp_Vstative_Nphysical-object-OR-matter_rel_clause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generic_kybot_Nphysical-object-OR-matter_comp_be_Vaccomplishment_by_Nphysical-object-OR-matter_rel_clause,generic_kybot_Nphysical-object-OR-matter_comp_be_adverb_Vaccomplishment_by_Nphysical-object-OR-matter_rel_clause,generic_kybot_Vaccomplishment_by_Nphysical-object-OR-matter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generic_kybot_Nnon-agentive-physical-object_Naccomplishment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string">
            <text:p>generic_kybot_motion_inOR_Ngeographical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generic_kybot_Vaccomplishment_for_Nphysical-object-OR-matter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complex_term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generic_kybot_G_Nphysical_object_OR_matter</text:p>
          </table:table-cell>
          <table:table-cell office:value-type="float" office:value="7">
            <text:p>7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generic_kybot_Nnon-agentive_Vaccomplishment_main_clause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generic_kybot_Norganism_Naccomplishment,generic_kybot_Nphysical-object_Naccomplishment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generic_kybot_N_of_N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generic_kybot_Nphysical-object-OR-matter_comp_be_Vaccomplishment_by_Nphysical-object-OR-matter_rel_clause,generic_kybot_Nphysical-object-OR-matter_comp_be_adverb_Vaccomplishment_rel_clause,generic_kybot_Nphysical-object-OR-matter_comp_be_Vaccomplishment_rel_clause,generic_kybot_Nphysical-object-OR-matter_comp_be_adverb_Vaccomplishment_by_Nphysical-object-OR-matter_rel_clause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generic_kybot_Norganism-OR-matter_Vaccomplishment_simple-cause-of_main_clause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generic_kybot_Vaccomplishment-Nphysical-object-OR-matter,generic_kybot_decreaseORincreaseOR-in-Nphysical-object</text:p>
          </table:table-cell>
          <table:table-cell table:number-columns-repeated="2"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generic_kybot_Vaccomplishment-A-Nphysical-object-OR-matter,generic_kybot_Nphysical-object-OR-matter_comp_Vaccomplishment_Nphysical-object-OR-matter_rel_clause,generic_kybot_Vaccomplishment-Nphysical-object-OR-matter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generic_kybot_Nphysical-object-OR-matter_adverb_Vaccomplishment_Nphysical-object-OR-matter_main_clause,generic_kybot_Vaccomplishment-DET-Naccomplishment,generic_kybot_Vaccomplishment-Nphysical-object-OR-matter,generic_kybot_Vaccomplishment-Naccomplishment,generic_kybot_Vaccomplishment-DET-Nphysical-object-OR-matter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generic_kybot_Naccomplishment_of_Nnon-agentive-physical-object,generic_kybot_Naccomplishment_of_Norganism,generic_kybot_Naccomplishment_of_Nphysical-object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string">
            <text:p>generic_kybot_Naccomplishment_of_Norganism,generic_kybot_Naccomplishment_of_Nphysical-object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generic_kybot-accomplishment-allow-accomplishment</text:p>
          </table:table-cell>
          <table:table-cell office:value-type="float" office:value="5">
            <text:p>5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Results per relation</text:p>
          </table:table-cell>
          <table:table-cell table:number-columns-repeated="9"/>
        </table:table-row>
        <table:table-row table:style-name="ro1">
          <table:table-cell office:value-type="string">
            <text:p>Relation</text:p>
          </table:table-cell>
          <table:table-cell office:value-type="string">
            <text:p>Total gold</text:p>
          </table:table-cell>
          <table:table-cell office:value-type="string">
            <text:p>Total system</text:p>
          </table:table-cell>
          <table:table-cell office:value-type="string">
            <text:p>ExactIdExactRelation</text:p>
          </table:table-cell>
          <table:table-cell office:value-type="string">
            <text:p>Recall</text:p>
          </table:table-cell>
          <table:table-cell office:value-type="string">
            <text:p>Precision</text:p>
          </table:table-cell>
          <table:table-cell office:value-type="string">
            <text:p>PartialIdExactRelation</text:p>
          </table:table-cell>
          <table:table-cell office:value-type="string">
            <text:p>Recall</text:p>
          </table:table-cell>
          <table:table-cell office:value-type="string">
            <text:p>Precision</text:p>
          </table:table-cell>
          <table:table-cell/>
        </table:table-row>
        <table:table-row table:style-name="ro1">
          <table:table-cell office:value-type="string">
            <text:p>destination-of</text:p>
          </table:table-cell>
          <table:table-cell office:value-type="float" office:value="36">
            <text:p>36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se-of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generic-location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source-of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instrument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elementSecond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roduct-of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art-of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urpose-of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atient</text:p>
          </table:table-cell>
          <table:table-cell office:value-type="float" office:value="165">
            <text:p>165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path-of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result-of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participant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has-state</text:p>
          </table:table-cell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tate-of</text:p>
          </table:table-cell>
          <table:table-cell office:value-type="float" office:value="22">
            <text:p>22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done-by</text:p>
          </table:table-cell>
          <table:table-cell office:value-type="float" office:value="83">
            <text:p>83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simple-cause-of</text:p>
          </table:table-cell>
          <table:table-cell office:value-type="float" office:value="53">
            <text:p>53</text:p>
          </table:table-cell>
          <table:table-cell office:value-type="float" office:value="23">
            <text:p>23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 office:value-type="float" office:value="470">
            <text:p>470</text:p>
          </table:table-cell>
          <table:table-cell office:value-type="float" office:value="102">
            <text:p>10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Precision and recall figures</text:p>
          </table:table-cell>
          <table:table-cell table:number-columns-repeated="9"/>
        </table:table-row>
        <table:table-row table:style-name="ro1">
          <table:table-cell office:value-type="string">
            <text:p>Gold standard</text:p>
          </table:table-cell>
          <table:table-cell office:value-type="string">
            <text:p>11767.tag.trp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Nr. of Triples</text:p>
          </table:table-cell>
          <table:table-cell office:value-type="float" office:value="470">
            <text:p>47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Average nr. of first element ids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Average nr. of second element ids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System file</text:p>
          </table:table-cell>
          <table:table-cell office:value-type="string">
            <text:p>11767.kaf.kybot.xml.60.trp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Nr. of Triples</text:p>
          </table:table-cell>
          <table:table-cell office:value-type="float" office:value="115">
            <text:p>11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r. of Triples in range</text:p>
          </table:table-cell>
          <table:table-cell office:value-type="float" office:value="115">
            <text:p>11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r. of Triples out of range</text:p>
          </table:table-cell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Average nr. of first element ids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Average nr. of second element ids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umber of unique Triples in scope</text:p>
          </table:table-cell>
          <table:table-cell office:value-type="float" office:value="100">
            <text:p>100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Number of first elements represented in gold standard Triples</text:p>
          </table:table-cell>
          <table:table-cell office:value-type="float" office:value="263">
            <text:p>26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umber of first elements represented in system Triples</text:p>
          </table:table-cell>
          <table:table-cell office:value-type="float" office:value="45">
            <text:p>4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umber of correct first elements represented in system Triples</text:p>
          </table:table-cell>
          <table:table-cell office:value-type="float" office:value="45">
            <text:p>4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call of first elements</text:p>
          </table:table-cell>
          <table:table-cell office:value-type="float" office:value="0.171102661596958">
            <text:p>0.171102661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recision of first elements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Number of second elements represented in gold standard Triples</text:p>
          </table:table-cell>
          <table:table-cell office:value-type="float" office:value="362">
            <text:p>36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umber of second elements <text:s/>represented in system Triples</text:p>
          </table:table-cell>
          <table:table-cell office:value-type="float" office:value="35">
            <text:p>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umber of correct second elements <text:s/>represented in system Triples</text:p>
          </table:table-cell>
          <table:table-cell office:value-type="float" office:value="35">
            <text:p>3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call of second elements </text:p>
          </table:table-cell>
          <table:table-cell office:value-type="float" office:value="0.0966850828729283">
            <text:p>0.09668508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recision of second elements 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Exact identifiers and same relation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Nr. correct</text:p>
          </table:table-cell>
          <table:table-cell office:value-type="float" office:value="3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float" office:value="0.03">
            <text:p>0.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call</text:p>
          </table:table-cell>
          <table:table-cell office:value-type="float" office:value="0.00638297872340427">
            <text:p>0.0063829787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Exact identifiers and ignored relation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Nr. correct</text:p>
          </table:table-cell>
          <table:table-cell office:value-type="float" office:value="6">
            <text:p>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float" office:value="0.0722891566265061">
            <text:p>0.0722891566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call</text:p>
          </table:table-cell>
          <table:table-cell office:value-type="float" office:value="0.0127659574468085">
            <text:p>0.0127659574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Partial identifiers and same relation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Nr. correct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float" office:value="0.07">
            <text:p>0.0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call</text:p>
          </table:table-cell>
          <table:table-cell office:value-type="float" office:value="0.0148936170212766">
            <text:p>0.014893617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Partial identifiers and ignored relation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Nr. correct</text:p>
          </table:table-cell>
          <table:table-cell office:value-type="float" office:value="12">
            <text:p>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recision</text:p>
          </table:table-cell>
          <table:table-cell office:value-type="float" office:value="0.144578313253012">
            <text:p>0.144578313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ecall</text:p>
          </table:table-cell>
          <table:table-cell office:value-type="float" office:value="0.0255319148936171">
            <text:p>0.0255319149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Nr of Triples</text:p>
          </table:table-cell>
          <table:table-cell office:value-type="string">
            <text:p>Triples inscope</text:p>
          </table:table-cell>
          <table:table-cell office:value-type="string">
            <text:p>Correct</text:p>
          </table:table-cell>
          <table:table-cell office:value-type="string">
            <text:p>WSD threshold</text:p>
          </table:table-cell>
          <table:table-cell office:value-type="string">
            <text:p>Precision</text:p>
          </table:table-cell>
          <table:table-cell office:value-type="string">
            <text:p>Recall</text:p>
          </table:table-cell>
          <table:table-cell table:number-columns-repeated="3"/>
        </table:table-row>
        <table:table-row table:style-name="ro1">
          <table:table-cell office:value-type="string">
            <text:p>11767.kaf.kybot.xml.60.trp</text:p>
          </table:table-cell>
          <table:table-cell office:value-type="float" office:value="115">
            <text:p>115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/>
          <table:table-cell office:value-type="float" office:value="0.07">
            <text:p>0.07</text:p>
          </table:table-cell>
          <table:table-cell office:value-type="float" office:value="0.0148936170212766">
            <text:p>0.014893617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Nr first elements</text:p>
          </table:table-cell>
          <table:table-cell office:value-type="string">
            <text:p>Correct</text:p>
          </table:table-cell>
          <table:table-cell office:value-type="string">
            <text:p>Recall</text:p>
          </table:table-cell>
          <table:table-cell office:value-type="string">
            <text:p>Precision</text:p>
          </table:table-cell>
          <table:table-cell table:number-columns-repeated="5"/>
        </table:table-row>
        <table:table-row table:style-name="ro1">
          <table:table-cell office:value-type="string">
            <text:p>11767.kaf.kybot.xml.60.trp</text:p>
          </table:table-cell>
          <table:table-cell table:number-columns-repeated="2" office:value-type="float" office:value="45">
            <text:p>45</text:p>
          </table:table-cell>
          <table:table-cell office:value-type="float" office:value="0.171102661596958">
            <text:p>0.1711026616</text:p>
          </table:table-cell>
          <table:table-cell office:value-type="float" office:value="1">
            <text:p>1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30">06/30/2013</text:date>, <text:time>09:40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30T09:40:21</dc:date>
    <dc:creator>Piek Vossen</dc:creator>
    <meta:document-statistic meta:table-count="1" meta:cell-count="970" meta:object-count="0"/>
    <meta:generator>OpenOffice.org/3.4.1$Unix OpenOffice.org_project/341m1$Build-9593</meta:generator>
  </office:meta>
</office:document-meta>
</file>